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LookupChain.addBindingLookupService( BindingLookupStrategy bindingLookupStrate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ndingLookupChain.class2qname( Class clazz ,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gLookupChain.class2qname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gLookupChain.qname2class(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gLookupChain.removeBindingLookupService( BindingLookupStrategy bindingLookupStrate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ndingLookupChain.BindingLookup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